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100000084C568D428.png" manifest:media-type="image/png"/>
  <manifest:file-entry manifest:full-path="Pictures/10000DDC00001F7E00000DA280D6E821.svg" manifest:media-type="image/svg+xml"/>
  <manifest:file-entry manifest:full-path="Pictures/100002010000027E000003527CB422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8" style:family="graphic" style:parent-style-name="standard">
      <style:graphic-properties draw:stroke="none" svg:stroke-color="#000000" draw:fill="none" draw:fill-color="#ffffff" fo:min-height="0.85cm"/>
    </style:style>
    <style:style style:name="gr17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" draw:text-style-name="P1" draw:layer="layout" svg:width="1.562cm" svg:height="0.977cm" svg:x="10.937cm" svg:y="4.02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2" draw:text-style-name="P2" draw:layer="layout" svg:width="1.301cm" svg:height="1.279cm" svg:x="10.937cm" svg:y="3.72cm" svg:viewBox="0 0 1302 1280" draw:points="0,1280 0,753 1302,0 1302,527">
              <text:p/>
            </draw:polygon>
            <draw:polygon draw:style-name="gr3" draw:text-style-name="P2" draw:layer="layout" svg:width="3.254cm" svg:height="1.881cm" svg:x="8.984cm" svg:y="2.591cm" svg:viewBox="0 0 3255 1882" draw:points="1953,1882 0,753 1302,0 3255,1129">
              <text:p/>
            </draw:polygon>
            <draw:polygon draw:style-name="gr4" draw:text-style-name="P2" draw:layer="layout" svg:width="1.952cm" svg:height="1.655cm" svg:x="8.984cm" svg:y="3.343cm" svg:viewBox="0 0 1953 1656" draw:points="0,527 0,0 1953,1129 1953,1656">
              <text:p/>
            </draw:polygon>
            <draw:polygon draw:style-name="gr5" draw:text-style-name="P2" draw:layer="layout" svg:width="3.254cm" svg:height="2.408cm" svg:x="8.984cm" svg:y="2.591cm" svg:viewBox="0 0 3255 2409" draw:points="0,1280 0,753 1302,0 3255,1129 3255,1656 1953,2409">
              <text:p/>
            </draw:polygon>
            <draw:polygon draw:style-name="gr6" draw:text-style-name="P2" draw:layer="layout" svg:width="0.129cm" svg:height="0.3cm" svg:x="10.547cm" svg:y="4.397cm" svg:viewBox="0 0 130 301" draw:points="0,226 0,0 130,75 130,301">
              <text:p/>
            </draw:polygon>
            <draw:polygon draw:style-name="gr7" draw:text-style-name="P2" draw:layer="layout" svg:width="0.129cm" svg:height="1.429cm" svg:x="10.416cm" svg:y="1.311cm" svg:viewBox="0 0 130 1430" draw:points="0,1355 0,0 130,0 130,1430">
              <text:p/>
            </draw:polygon>
            <draw:polygon draw:style-name="gr8" draw:text-style-name="P2" draw:layer="layout" svg:width="0.129cm" svg:height="1.429cm" svg:x="11.979cm" svg:y="2.214cm" svg:viewBox="0 0 130 1430" draw:points="0,1355 0,0 130,0 130,1430">
              <text:p/>
            </draw:polygon>
          </draw:g>
        </draw:g>
        <draw:frame draw:style-name="gr9" draw:layer="layout" svg:width="4.82cm" svg:height="0.962cm" svg:x="4.2cm" svg:y="1.438cm">
          <draw:text-box>
            <text:p>Heim-Netzwerk</text:p>
          </draw:text-box>
        </draw:frame>
        <draw:frame draw:style-name="gr10" draw:layer="layout" svg:width="6.4cm" svg:height="2.384cm" svg:x="9.2cm" svg:y="5.016cm">
          <draw:text-box>
            <text:p>192.168.1.1</text:p>
            <text:p>&amp; DHCP</text:p>
            <text:p>&amp; DNS Forwarding</text:p>
          </draw:text-box>
        </draw:frame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1" draw:text-style-name="P1" draw:layer="layout" svg:width="0.406cm" svg:height="0.377cm" svg:x="6.893cm" svg:y="9.722cm" svg:viewBox="0 0 407 378" svg:d="M27 378c257 0 380-108 380-216s-93-162-280-162c0 162-197-162-100 378z">
            <text:p/>
          </draw:path>
          <draw:g>
            <draw:polygon draw:style-name="gr12" draw:text-style-name="P2" draw:layer="layout" svg:width="1.121cm" svg:height="3.025cm" svg:x="5.794cm" svg:y="7.074cm" svg:viewBox="0 0 1122 3026" draw:points="0,2378 0,0 1122,648 1122,3026">
              <text:p/>
            </draw:polygon>
            <draw:polygon draw:style-name="gr13" draw:text-style-name="P2" draw:layer="layout" svg:width="0.934cm" svg:height="2.701cm" svg:x="5.887cm" svg:y="7.236cm" svg:viewBox="0 0 935 2702" draw:points="0,2161 0,0 935,540 935,2702">
              <text:p/>
            </draw:polygon>
            <draw:polygon draw:style-name="gr14" draw:text-style-name="P2" draw:layer="layout" svg:width="1.225cm" svg:height="0.701cm" svg:x="5.794cm" svg:y="7.02cm" svg:viewBox="0 0 1226 702" draw:points="1122,702 0,54 104,0 1226,648">
              <text:p/>
            </draw:polygon>
            <draw:polygon draw:style-name="gr15" draw:text-style-name="P2" draw:layer="layout" svg:width="0.103cm" svg:height="2.431cm" svg:x="6.916cm" svg:y="7.668cm" svg:viewBox="0 0 104 2432" draw:points="0,2432 0,54 104,0 104,2378">
              <text:p/>
            </draw:polygon>
            <draw:polygon draw:style-name="gr16" draw:text-style-name="P2" draw:layer="layout" svg:width="1.225cm" svg:height="3.079cm" svg:x="5.794cm" svg:y="7.02cm" svg:viewBox="0 0 1226 3080" draw:points="104,0 1226,648 1226,3026 1122,3080 0,2432 0,54">
              <text:p/>
            </draw:polygon>
          </draw:g>
        </draw:g>
        <draw:frame draw:style-name="gr10" draw:layer="layout" svg:width="4.8cm" svg:height="1.35cm" svg:x="3.7cm" svg:y="10.25cm">
          <draw:text-box>
            <text:p>192.168.1.101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7" draw:text-style-name="P1" draw:layer="layout" svg:width="2.08cm" svg:height="1.189cm" svg:x="12.619cm" svg:y="11.69cm" svg:viewBox="0 0 2081 1190" svg:d="M0 1190c0 0 1577-438 1940-770 335-307-2-420-243-420 0 152-1697 1120-1697 1190z">
            <text:p/>
          </draw:path>
          <draw:g>
            <draw:polygon draw:style-name="gr18" draw:text-style-name="P2" draw:layer="layout" svg:width="4.106cm" svg:height="2.373cm" svg:x="10.19cm" svg:y="10.673cm" svg:viewBox="0 0 4107 2374" draw:points="1660,2374 4107,960 2447,0 0,1414">
              <text:p/>
            </draw:polygon>
            <draw:polygon draw:style-name="gr19" draw:text-style-name="P3" draw:layer="layout" svg:width="2.708cm" svg:height="1.565cm" svg:x="10.627cm" svg:y="10.926cm" svg:viewBox="0 0 2709 1566" draw:points="2709,404 2010,0 0,1162 699,1566">
              <text:p/>
            </draw:polygon>
            <draw:polygon draw:style-name="gr20" draw:text-style-name="P2" draw:layer="layout" svg:width="2.446cm" svg:height="3.636cm" svg:x="10.19cm" svg:y="8.451cm" svg:viewBox="0 0 2447 3637" draw:points="2447,2223 2447,0 0,1414 0,3637">
              <text:p/>
            </draw:polygon>
            <draw:polygon draw:style-name="gr21" draw:text-style-name="P2" draw:layer="layout" svg:width="2.271cm" svg:height="3.181cm" svg:x="10.277cm" svg:y="8.602cm" svg:viewBox="0 0 2272 3182" draw:points="2272,1869 2272,0 0,1313 0,3182">
              <text:p/>
            </draw:polygon>
            <draw:polygon draw:style-name="gr22" draw:text-style-name="P2" draw:layer="layout" svg:width="2.533cm" svg:height="1.464cm" svg:x="10.103cm" svg:y="8.4cm" svg:viewBox="0 0 2534 1465" draw:points="87,1465 2534,51 2447,0 0,1414">
              <text:p/>
            </draw:polygon>
            <draw:polygon draw:style-name="gr23" draw:text-style-name="P2" draw:layer="layout" svg:width="0.086cm" svg:height="2.272cm" svg:x="10.103cm" svg:y="9.814cm" svg:viewBox="0 0 87 2273" draw:points="87,2273 87,51 0,0 0,2223">
              <text:p/>
            </draw:polygon>
            <draw:polygon draw:style-name="gr24" draw:text-style-name="P2" draw:layer="layout" svg:width="1.659cm" svg:height="1.211cm" svg:x="10.19cm" svg:y="12.087cm" svg:viewBox="0 0 1660 1212" draw:points="1660,1212 1660,960 0,0 0,253">
              <text:p/>
            </draw:polygon>
            <draw:line draw:style-name="gr25" draw:text-style-name="P2" draw:layer="layout" svg:x1="13.161cm" svg:y1="11.229cm" svg:x2="11.151cm" svg:y2="12.391cm">
              <text:p/>
            </draw:line>
            <draw:line draw:style-name="gr26" draw:text-style-name="P2" draw:layer="layout" svg:x1="12.986cm" svg:y1="11.128cm" svg:x2="10.976cm" svg:y2="12.29cm">
              <text:p/>
            </draw:line>
            <draw:line draw:style-name="gr27" draw:text-style-name="P2" draw:layer="layout" svg:x1="12.811cm" svg:y1="11.027cm" svg:x2="10.801cm" svg:y2="12.189cm">
              <text:p/>
            </draw:line>
            <draw:line draw:style-name="gr28" draw:text-style-name="P2" draw:layer="layout" svg:x1="11.064cm" svg:y1="12.037cm" svg:x2="10.889cm" svg:y2="11.936cm">
              <text:p/>
            </draw:line>
            <draw:line draw:style-name="gr29" draw:text-style-name="P2" draw:layer="layout" svg:x1="11.238cm" svg:y1="11.936cm" svg:x2="11.063cm" svg:y2="11.835cm">
              <text:p/>
            </draw:line>
            <draw:line draw:style-name="gr30" draw:text-style-name="P2" draw:layer="layout" svg:x1="11.413cm" svg:y1="11.835cm" svg:x2="11.238cm" svg:y2="11.734cm">
              <text:p/>
            </draw:line>
            <draw:line draw:style-name="gr31" draw:text-style-name="P2" draw:layer="layout" svg:x1="11.326cm" svg:y1="12.087cm" svg:x2="11.151cm" svg:y2="11.986cm">
              <text:p/>
            </draw:line>
            <draw:line draw:style-name="gr32" draw:text-style-name="P2" draw:layer="layout" svg:x1="11.501cm" svg:y1="11.986cm" svg:x2="11.326cm" svg:y2="11.885cm">
              <text:p/>
            </draw:line>
            <draw:line draw:style-name="gr33" draw:text-style-name="P2" draw:layer="layout" svg:x1="11.675cm" svg:y1="11.885cm" svg:x2="11.5cm" svg:y2="11.784cm">
              <text:p/>
            </draw:line>
            <draw:line draw:style-name="gr34" draw:text-style-name="P2" draw:layer="layout" svg:x1="11.588cm" svg:y1="11.734cm" svg:x2="11.413cm" svg:y2="11.633cm">
              <text:p/>
            </draw:line>
            <draw:line draw:style-name="gr35" draw:text-style-name="P2" draw:layer="layout" svg:x1="11.85cm" svg:y1="11.784cm" svg:x2="11.675cm" svg:y2="11.683cm">
              <text:p/>
            </draw:line>
            <draw:line draw:style-name="gr36" draw:text-style-name="P2" draw:layer="layout" svg:x1="11.763cm" svg:y1="11.633cm" svg:x2="11.588cm" svg:y2="11.532cm">
              <text:p/>
            </draw:line>
            <draw:line draw:style-name="gr37" draw:text-style-name="P2" draw:layer="layout" svg:x1="11.938cm" svg:y1="11.532cm" svg:x2="11.763cm" svg:y2="11.431cm">
              <text:p/>
            </draw:line>
            <draw:line draw:style-name="gr38" draw:text-style-name="P2" draw:layer="layout" svg:x1="12.112cm" svg:y1="11.431cm" svg:x2="11.937cm" svg:y2="11.33cm">
              <text:p/>
            </draw:line>
            <draw:line draw:style-name="gr39" draw:text-style-name="P2" draw:layer="layout" svg:x1="12.025cm" svg:y1="11.683cm" svg:x2="11.85cm" svg:y2="11.582cm">
              <text:p/>
            </draw:line>
            <draw:line draw:style-name="gr40" draw:text-style-name="P2" draw:layer="layout" svg:x1="12.2cm" svg:y1="11.582cm" svg:x2="12.025cm" svg:y2="11.481cm">
              <text:p/>
            </draw:line>
            <draw:line draw:style-name="gr41" draw:text-style-name="P2" draw:layer="layout" svg:x1="12.374cm" svg:y1="11.481cm" svg:x2="12.199cm" svg:y2="11.38cm">
              <text:p/>
            </draw:line>
            <draw:line draw:style-name="gr42" draw:text-style-name="P2" draw:layer="layout" svg:x1="12.287cm" svg:y1="11.33cm" svg:x2="12.112cm" svg:y2="11.229cm">
              <text:p/>
            </draw:line>
            <draw:line draw:style-name="gr43" draw:text-style-name="P2" draw:layer="layout" svg:x1="12.549cm" svg:y1="11.38cm" svg:x2="12.374cm" svg:y2="11.279cm">
              <text:p/>
            </draw:line>
            <draw:line draw:style-name="gr44" draw:text-style-name="P2" draw:layer="layout" svg:x1="12.462cm" svg:y1="11.229cm" svg:x2="12.287cm" svg:y2="11.128cm">
              <text:p/>
            </draw:line>
            <draw:line draw:style-name="gr45" draw:text-style-name="P2" draw:layer="layout" svg:x1="12.637cm" svg:y1="11.128cm" svg:x2="12.462cm" svg:y2="11.027cm">
              <text:p/>
            </draw:line>
            <draw:line draw:style-name="gr46" draw:text-style-name="P2" draw:layer="layout" svg:x1="12.724cm" svg:y1="11.279cm" svg:x2="12.549cm" svg:y2="11.178cm">
              <text:p/>
            </draw:line>
            <draw:line draw:style-name="gr47" draw:text-style-name="P2" draw:layer="layout" svg:x1="11.588cm" svg:y1="12.138cm" svg:x2="11.413cm" svg:y2="12.037cm">
              <text:p/>
            </draw:line>
            <draw:line draw:style-name="gr48" draw:text-style-name="P2" draw:layer="layout" svg:x1="11.763cm" svg:y1="12.037cm" svg:x2="11.588cm" svg:y2="11.936cm">
              <text:p/>
            </draw:line>
            <draw:line draw:style-name="gr49" draw:text-style-name="P2" draw:layer="layout" svg:x1="11.938cm" svg:y1="11.936cm" svg:x2="11.763cm" svg:y2="11.835cm">
              <text:p/>
            </draw:line>
            <draw:line draw:style-name="gr50" draw:text-style-name="P2" draw:layer="layout" svg:x1="12.025cm" svg:y1="12.087cm" svg:x2="11.85cm" svg:y2="11.986cm">
              <text:p/>
            </draw:line>
            <draw:line draw:style-name="gr51" draw:text-style-name="P2" draw:layer="layout" svg:x1="12.2cm" svg:y1="11.986cm" svg:x2="12.025cm" svg:y2="11.885cm">
              <text:p/>
            </draw:line>
            <draw:line draw:style-name="gr52" draw:text-style-name="P2" draw:layer="layout" svg:x1="12.112cm" svg:y1="11.835cm" svg:x2="11.937cm" svg:y2="11.734cm">
              <text:p/>
            </draw:line>
            <draw:line draw:style-name="gr53" draw:text-style-name="P2" draw:layer="layout" svg:x1="12.287cm" svg:y1="11.734cm" svg:x2="12.112cm" svg:y2="11.633cm">
              <text:p/>
            </draw:line>
            <draw:line draw:style-name="gr54" draw:text-style-name="P2" draw:layer="layout" svg:x1="12.462cm" svg:y1="11.633cm" svg:x2="12.287cm" svg:y2="11.532cm">
              <text:p/>
            </draw:line>
            <draw:line draw:style-name="gr55" draw:text-style-name="P2" draw:layer="layout" svg:x1="12.637cm" svg:y1="11.532cm" svg:x2="12.462cm" svg:y2="11.431cm">
              <text:p/>
            </draw:line>
            <draw:line draw:style-name="gr56" draw:text-style-name="P2" draw:layer="layout" svg:x1="12.899cm" svg:y1="11.582cm" svg:x2="12.724cm" svg:y2="11.481cm">
              <text:p/>
            </draw:line>
            <draw:line draw:style-name="gr57" draw:text-style-name="P2" draw:layer="layout" svg:x1="12.811cm" svg:y1="11.431cm" svg:x2="12.636cm" svg:y2="11.33cm">
              <text:p/>
            </draw:line>
            <draw:line draw:style-name="gr58" draw:text-style-name="P2" draw:layer="layout" svg:x1="13.074cm" svg:y1="11.481cm" svg:x2="12.899cm" svg:y2="11.38cm">
              <text:p/>
            </draw:line>
            <draw:line draw:style-name="gr59" draw:text-style-name="P2" draw:layer="layout" svg:x1="11.675cm" svg:y1="12.29cm" svg:x2="11.5cm" svg:y2="12.189cm">
              <text:p/>
            </draw:line>
            <draw:line draw:style-name="gr60" draw:text-style-name="P2" draw:layer="layout" svg:x1="11.85cm" svg:y1="12.188cm" svg:x2="11.675cm" svg:y2="12.087cm">
              <text:p/>
            </draw:line>
            <draw:polygon draw:style-name="gr61" draw:text-style-name="P2" draw:layer="layout" svg:width="2.446cm" svg:height="1.666cm" svg:x="11.85cm" svg:y="11.633cm" svg:viewBox="0 0 2447 1667" draw:points="2447,253 2447,0 0,1414 0,1667">
              <text:p/>
            </draw:polygon>
            <draw:polygon draw:style-name="gr62" draw:text-style-name="P2" draw:layer="layout" svg:width="4.194cm" svg:height="4.899cm" svg:x="10.102cm" svg:y="8.4cm" svg:viewBox="0 0 4195 4900" draw:points="2447,0 0,1414 0,3637 88,3687 88,3940 1748,4900 4195,3485 4195,3233 2535,2273 2535,51">
              <text:p/>
            </draw:polygon>
            <draw:polygon draw:style-name="gr63" draw:text-style-name="P2" draw:layer="layout" svg:width="1.048cm" svg:height="0.605cm" svg:x="12.199cm" svg:y="11.784cm" svg:viewBox="0 0 1049 606" draw:points="1049,253 612,0 0,354 437,606">
              <text:p/>
            </draw:polygon>
            <draw:line draw:style-name="gr64" draw:text-style-name="P2" draw:layer="layout" svg:x1="11.151cm" svg:y1="12.188cm" svg:x2="10.976cm" svg:y2="12.087cm">
              <text:p/>
            </draw:line>
            <draw:line draw:style-name="gr65" draw:text-style-name="P2" draw:layer="layout" svg:x1="11.413cm" svg:y1="12.239cm" svg:x2="11.238cm" svg:y2="12.138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66" draw:text-style-name="P1" draw:layer="layout" svg:width="2.276cm" svg:height="1.416cm" svg:x="17.923cm" svg:y="11.892cm" svg:viewBox="0 0 2277 1417" svg:d="M4 1417c240 0 2273-506 2273-962 0-455-547-455-788-455 0 152-1573 304-1485 1417z">
            <text:p/>
          </draw:path>
          <draw:g>
            <draw:polygon draw:style-name="gr67" draw:text-style-name="P2" draw:layer="layout" svg:width="4.114cm" svg:height="2.378cm" svg:x="15.473cm" svg:y="10.677cm" svg:viewBox="0 0 4115 2379" draw:points="2451,2379 0,962 1663,0 4115,1417">
              <text:p/>
            </draw:polygon>
            <draw:polygon draw:style-name="gr68" draw:text-style-name="P3" draw:layer="layout" svg:width="2.713cm" svg:height="1.568cm" svg:x="16.436cm" svg:y="10.93cm" svg:viewBox="0 0 2714 1569" draw:points="0,405 700,0 2714,1164 2014,1569">
              <text:p/>
            </draw:polygon>
            <draw:polygon draw:style-name="gr69" draw:text-style-name="P2" draw:layer="layout" svg:width="2.45cm" svg:height="3.643cm" svg:x="17.136cm" svg:y="8.451cm" svg:viewBox="0 0 2451 3644" draw:points="0,2227 0,0 2451,1417 2451,3644">
              <text:p/>
            </draw:polygon>
            <draw:polygon draw:style-name="gr70" draw:text-style-name="P2" draw:layer="layout" svg:width="2.275cm" svg:height="3.187cm" svg:x="17.224cm" svg:y="8.602cm" svg:viewBox="0 0 2276 3188" draw:points="0,1872 0,0 2276,1316 2276,3188">
              <text:p/>
            </draw:polygon>
            <draw:polygon draw:style-name="gr71" draw:text-style-name="P2" draw:layer="layout" svg:width="2.538cm" svg:height="1.467cm" svg:x="17.136cm" svg:y="8.4cm" svg:viewBox="0 0 2539 1468" draw:points="2451,1468 0,51 88,0 2539,1417">
              <text:p/>
            </draw:polygon>
            <draw:polygon draw:style-name="gr72" draw:text-style-name="P2" draw:layer="layout" svg:width="0.087cm" svg:height="2.276cm" svg:x="19.588cm" svg:y="9.817cm" svg:viewBox="0 0 88 2277" draw:points="0,2277 0,51 88,0 88,2227">
              <text:p/>
            </draw:polygon>
            <draw:polygon draw:style-name="gr73" draw:text-style-name="P2" draw:layer="layout" svg:width="1.662cm" svg:height="1.214cm" svg:x="17.924cm" svg:y="12.094cm" svg:viewBox="0 0 1663 1215" draw:points="0,1215 0,962 1663,0 1663,253">
              <text:p/>
            </draw:polygon>
            <draw:line draw:style-name="gr74" draw:text-style-name="P2" draw:layer="layout" svg:x1="16.611cm" svg:y1="11.234cm" svg:x2="18.625cm" svg:y2="12.398cm">
              <text:p/>
            </draw:line>
            <draw:line draw:style-name="gr75" draw:text-style-name="P2" draw:layer="layout" svg:x1="16.786cm" svg:y1="11.133cm" svg:x2="18.8cm" svg:y2="12.297cm">
              <text:p/>
            </draw:line>
            <draw:line draw:style-name="gr76" draw:text-style-name="P2" draw:layer="layout" svg:x1="16.961cm" svg:y1="11.032cm" svg:x2="18.975cm" svg:y2="12.196cm">
              <text:p/>
            </draw:line>
            <draw:line draw:style-name="gr77" draw:text-style-name="P2" draw:layer="layout" svg:x1="18.712cm" svg:y1="12.044cm" svg:x2="18.887cm" svg:y2="11.943cm">
              <text:p/>
            </draw:line>
            <draw:line draw:style-name="gr78" draw:text-style-name="P2" draw:layer="layout" svg:x1="18.537cm" svg:y1="11.942cm" svg:x2="18.712cm" svg:y2="11.841cm">
              <text:p/>
            </draw:line>
            <draw:line draw:style-name="gr79" draw:text-style-name="P2" draw:layer="layout" svg:x1="18.362cm" svg:y1="11.841cm" svg:x2="18.537cm" svg:y2="11.74cm">
              <text:p/>
            </draw:line>
            <draw:line draw:style-name="gr80" draw:text-style-name="P2" draw:layer="layout" svg:x1="18.45cm" svg:y1="12.094cm" svg:x2="18.625cm" svg:y2="11.993cm">
              <text:p/>
            </draw:line>
            <draw:line draw:style-name="gr81" draw:text-style-name="P2" draw:layer="layout" svg:x1="18.275cm" svg:y1="11.993cm" svg:x2="18.45cm" svg:y2="11.892cm">
              <text:p/>
            </draw:line>
            <draw:line draw:style-name="gr82" draw:text-style-name="P2" draw:layer="layout" svg:x1="18.1cm" svg:y1="11.892cm" svg:x2="18.275cm" svg:y2="11.791cm">
              <text:p/>
            </draw:line>
            <draw:line draw:style-name="gr83" draw:text-style-name="P2" draw:layer="layout" svg:x1="18.187cm" svg:y1="11.74cm" svg:x2="18.362cm" svg:y2="11.639cm">
              <text:p/>
            </draw:line>
            <draw:line draw:style-name="gr84" draw:text-style-name="P2" draw:layer="layout" svg:x1="17.924cm" svg:y1="11.79cm" svg:x2="18.099cm" svg:y2="11.689cm">
              <text:p/>
            </draw:line>
            <draw:line draw:style-name="gr85" draw:text-style-name="P2" draw:layer="layout" svg:x1="18.012cm" svg:y1="11.639cm" svg:x2="18.187cm" svg:y2="11.538cm">
              <text:p/>
            </draw:line>
            <draw:line draw:style-name="gr86" draw:text-style-name="P2" draw:layer="layout" svg:x1="17.837cm" svg:y1="11.537cm" svg:x2="18.012cm" svg:y2="11.436cm">
              <text:p/>
            </draw:line>
            <draw:line draw:style-name="gr87" draw:text-style-name="P2" draw:layer="layout" svg:x1="17.662cm" svg:y1="11.436cm" svg:x2="17.837cm" svg:y2="11.335cm">
              <text:p/>
            </draw:line>
            <draw:line draw:style-name="gr88" draw:text-style-name="P2" draw:layer="layout" svg:x1="17.749cm" svg:y1="11.689cm" svg:x2="17.924cm" svg:y2="11.588cm">
              <text:p/>
            </draw:line>
            <draw:line draw:style-name="gr89" draw:text-style-name="P2" draw:layer="layout" svg:x1="17.574cm" svg:y1="11.588cm" svg:x2="17.749cm" svg:y2="11.487cm">
              <text:p/>
            </draw:line>
            <draw:line draw:style-name="gr90" draw:text-style-name="P2" draw:layer="layout" svg:x1="17.399cm" svg:y1="11.487cm" svg:x2="17.574cm" svg:y2="11.386cm">
              <text:p/>
            </draw:line>
            <draw:line draw:style-name="gr91" draw:text-style-name="P2" draw:layer="layout" svg:x1="17.487cm" svg:y1="11.335cm" svg:x2="17.662cm" svg:y2="11.234cm">
              <text:p/>
            </draw:line>
            <draw:line draw:style-name="gr92" draw:text-style-name="P2" draw:layer="layout" svg:x1="17.224cm" svg:y1="11.386cm" svg:x2="17.399cm" svg:y2="11.285cm">
              <text:p/>
            </draw:line>
            <draw:line draw:style-name="gr93" draw:text-style-name="P2" draw:layer="layout" svg:x1="17.312cm" svg:y1="11.234cm" svg:x2="17.487cm" svg:y2="11.133cm">
              <text:p/>
            </draw:line>
            <draw:line draw:style-name="gr94" draw:text-style-name="P2" draw:layer="layout" svg:x1="17.136cm" svg:y1="11.133cm" svg:x2="17.311cm" svg:y2="11.032cm">
              <text:p/>
            </draw:line>
            <draw:line draw:style-name="gr95" draw:text-style-name="P2" draw:layer="layout" svg:x1="17.049cm" svg:y1="11.284cm" svg:x2="17.224cm" svg:y2="11.183cm">
              <text:p/>
            </draw:line>
            <draw:line draw:style-name="gr96" draw:text-style-name="P2" draw:layer="layout" svg:x1="18.187cm" svg:y1="12.145cm" svg:x2="18.362cm" svg:y2="12.044cm">
              <text:p/>
            </draw:line>
            <draw:line draw:style-name="gr97" draw:text-style-name="P2" draw:layer="layout" svg:x1="18.012cm" svg:y1="12.044cm" svg:x2="18.187cm" svg:y2="11.943cm">
              <text:p/>
            </draw:line>
            <draw:line draw:style-name="gr98" draw:text-style-name="P2" draw:layer="layout" svg:x1="17.837cm" svg:y1="11.942cm" svg:x2="18.012cm" svg:y2="11.841cm">
              <text:p/>
            </draw:line>
            <draw:line draw:style-name="gr99" draw:text-style-name="P2" draw:layer="layout" svg:x1="17.749cm" svg:y1="12.094cm" svg:x2="17.924cm" svg:y2="11.993cm">
              <text:p/>
            </draw:line>
            <draw:line draw:style-name="gr100" draw:text-style-name="P2" draw:layer="layout" svg:x1="17.574cm" svg:y1="11.993cm" svg:x2="17.749cm" svg:y2="11.892cm">
              <text:p/>
            </draw:line>
            <draw:line draw:style-name="gr101" draw:text-style-name="P2" draw:layer="layout" svg:x1="17.662cm" svg:y1="11.841cm" svg:x2="17.837cm" svg:y2="11.74cm">
              <text:p/>
            </draw:line>
            <draw:line draw:style-name="gr102" draw:text-style-name="P2" draw:layer="layout" svg:x1="17.487cm" svg:y1="11.74cm" svg:x2="17.662cm" svg:y2="11.639cm">
              <text:p/>
            </draw:line>
            <draw:line draw:style-name="gr103" draw:text-style-name="P2" draw:layer="layout" svg:x1="17.312cm" svg:y1="11.639cm" svg:x2="17.487cm" svg:y2="11.538cm">
              <text:p/>
            </draw:line>
            <draw:line draw:style-name="gr104" draw:text-style-name="P2" draw:layer="layout" svg:x1="17.136cm" svg:y1="11.537cm" svg:x2="17.311cm" svg:y2="11.436cm">
              <text:p/>
            </draw:line>
            <draw:line draw:style-name="gr105" draw:text-style-name="P2" draw:layer="layout" svg:x1="16.874cm" svg:y1="11.588cm" svg:x2="17.049cm" svg:y2="11.487cm">
              <text:p/>
            </draw:line>
            <draw:line draw:style-name="gr106" draw:text-style-name="P2" draw:layer="layout" svg:x1="16.961cm" svg:y1="11.436cm" svg:x2="17.136cm" svg:y2="11.335cm">
              <text:p/>
            </draw:line>
            <draw:line draw:style-name="gr107" draw:text-style-name="P2" draw:layer="layout" svg:x1="16.699cm" svg:y1="11.487cm" svg:x2="16.874cm" svg:y2="11.386cm">
              <text:p/>
            </draw:line>
            <draw:line draw:style-name="gr108" draw:text-style-name="P2" draw:layer="layout" svg:x1="18.1cm" svg:y1="12.297cm" svg:x2="18.275cm" svg:y2="12.196cm">
              <text:p/>
            </draw:line>
            <draw:line draw:style-name="gr109" draw:text-style-name="P2" draw:layer="layout" svg:x1="17.924cm" svg:y1="12.195cm" svg:x2="18.099cm" svg:y2="12.094cm">
              <text:p/>
            </draw:line>
            <draw:polygon draw:style-name="gr110" draw:text-style-name="P2" draw:layer="layout" svg:width="2.45cm" svg:height="1.669cm" svg:x="15.473cm" svg:y="11.639cm" svg:viewBox="0 0 2451 1670" draw:points="0,253 0,0 2451,1417 2451,1670">
              <text:p/>
            </draw:polygon>
            <draw:polygon draw:style-name="gr111" draw:text-style-name="P2" draw:layer="layout" svg:width="4.201cm" svg:height="4.908cm" svg:x="15.473cm" svg:y="8.4cm" svg:viewBox="0 0 4202 4909" draw:points="1751,0 4202,1417 4202,3644 4115,3694 4115,3947 2451,4909 0,3492 0,3239 1663,2277 1663,51">
              <text:p/>
            </draw:polygon>
            <draw:polygon draw:style-name="gr112" draw:text-style-name="P2" draw:layer="layout" svg:width="1.05cm" svg:height="0.606cm" svg:x="16.524cm" svg:y="11.791cm" svg:viewBox="0 0 1051 607" draw:points="0,253 438,0 1051,354 613,607">
              <text:p/>
            </draw:polygon>
            <draw:line draw:style-name="gr113" draw:text-style-name="P2" draw:layer="layout" svg:x1="18.625cm" svg:y1="12.195cm" svg:x2="18.8cm" svg:y2="12.094cm">
              <text:p/>
            </draw:line>
            <draw:line draw:style-name="gr114" draw:text-style-name="P2" draw:layer="layout" svg:x1="18.362cm" svg:y1="12.246cm" svg:x2="18.537cm" svg:y2="12.145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15" draw:text-style-name="P2" draw:layer="layout" svg:width="0.439cm" svg:height="0.508cm" svg:x="26.673cm" svg:y="10.631cm" svg:viewBox="0 0 440 509" draw:points="440,305 352,0 0,203 88,509">
              <text:p/>
            </draw:polygon>
            <draw:polygon draw:style-name="gr116" draw:text-style-name="P2" draw:layer="layout" svg:width="0.967cm" svg:height="0.558cm" svg:x="26.057cm" svg:y="10.275cm" svg:viewBox="0 0 968 559" draw:points="968,356 792,203 528,51 352,0 0,203 176,254 440,407 616,559">
              <text:p/>
            </draw:polygon>
            <draw:path draw:style-name="gr117" draw:text-style-name="P2" draw:layer="layout" svg:width="0.791cm" svg:height="0.66cm" svg:x="25.969cm" svg:y="10.478cm" svg:viewBox="0 0 792 661" svg:d="M0 203c0-305 176-203 352-101 176 101 352 101 440 559 0 0-352-203-792-458z">
              <text:p/>
            </draw:path>
            <draw:path draw:style-name="gr118" draw:text-style-name="P2" draw:layer="layout" svg:width="1.143cm" svg:height="0.864cm" svg:x="25.969cm" svg:y="10.275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119" draw:text-style-name="P1" draw:layer="layout" svg:width="1.016cm" svg:height="0.629cm" svg:x="23.193cm" svg:y="10.975cm" svg:viewBox="0 0 1017 630" svg:d="M0 630c241 0 849-280 970-350s-1-280-242-280c0 153-728 630-728 630z">
              <text:p/>
            </draw:path>
            <draw:g>
              <draw:polygon draw:style-name="gr120" draw:text-style-name="P2" draw:layer="layout" svg:width="0.879cm" svg:height="0.711cm" svg:x="23.044cm" svg:y="10.963cm" svg:viewBox="0 0 880 712" draw:points="880,203 880,0 0,509 0,712">
                <text:p/>
              </draw:polygon>
              <draw:polygon draw:style-name="gr121" draw:text-style-name="P2" draw:layer="layout" svg:width="0.879cm" svg:height="0.864cm" svg:x="22.34cm" svg:y="10.2cm" svg:viewBox="0 0 880 865" draw:points="880,356 880,0 0,509 0,865">
                <text:p/>
              </draw:polygon>
              <draw:polygon draw:style-name="gr122" draw:text-style-name="P2" draw:layer="layout" svg:width="1.583cm" svg:height="0.914cm" svg:x="22.34cm" svg:y="10.556cm" svg:viewBox="0 0 1584 915" draw:points="1584,407 880,0 0,509 704,915">
                <text:p/>
              </draw:polygon>
              <draw:polygon draw:style-name="gr123" draw:text-style-name="P2" draw:layer="layout" svg:width="0.879cm" svg:height="0.864cm" svg:x="22.164cm" svg:y="10.81cm" svg:viewBox="0 0 880 865" draw:points="880,865 880,661 176,254 176,0 0,102 0,356">
                <text:p/>
              </draw:polygon>
              <draw:polygon draw:style-name="gr124" draw:text-style-name="P2" draw:layer="layout" svg:width="2.814cm" svg:height="3.864cm" svg:x="22.076cm" svg:y="7.098cm" svg:viewBox="0 0 2815 3865" draw:points="2815,2238 2815,0 0,1627 0,3865">
                <text:p/>
              </draw:polygon>
              <draw:polygon draw:style-name="gr125" draw:text-style-name="P2" draw:layer="layout" svg:width="2.638cm" svg:height="3.559cm" svg:x="22.164cm" svg:y="7.25cm" svg:viewBox="0 0 2639 3560" draw:points="2639,2034 2639,0 0,1526 0,3560">
                <text:p/>
              </draw:polygon>
              <draw:polygon draw:style-name="gr126" draw:text-style-name="P2" draw:layer="layout" svg:width="2.99cm" svg:height="1.728cm" svg:x="21.9cm" svg:y="6.996cm" svg:viewBox="0 0 2991 1729" draw:points="176,1729 2991,102 2815,0 0,1627">
                <text:p/>
              </draw:polygon>
              <draw:polygon draw:style-name="gr127" draw:text-style-name="P2" draw:layer="layout" svg:width="0.175cm" svg:height="2.338cm" svg:x="21.9cm" svg:y="8.623cm" svg:viewBox="0 0 176 2339" draw:points="176,2339 176,102 0,0 0,2238">
                <text:p/>
              </draw:polygon>
              <draw:polygon draw:style-name="gr128" draw:text-style-name="P2" draw:layer="layout" svg:width="2.99cm" svg:height="4.678cm" svg:x="21.9cm" svg:y="6.996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129" draw:text-style-name="P1" draw:layer="layout" svg:width="0.748cm" svg:height="0.489cm" svg:x="25.63cm" svg:y="11.35cm" svg:viewBox="0 0 749 490" svg:d="M0 490c0 0 485-140 606-210 131-76 242-280 0-280 0 153-606 490-606 490z">
              <text:p/>
            </draw:path>
            <draw:g>
              <draw:polygon draw:style-name="gr130" draw:text-style-name="P2" draw:layer="layout" svg:width="3.782cm" svg:height="2.186cm" svg:x="22.453cm" svg:y="10.71cm" svg:viewBox="0 0 3783 2187" draw:points="968,2187 3783,559 2815,0 0,1627">
                <text:p/>
              </draw:polygon>
              <draw:polygon draw:style-name="gr131" draw:text-style-name="P2" draw:layer="layout" svg:width="0.967cm" svg:height="0.762cm" svg:x="22.453cm" svg:y="12.337cm" svg:viewBox="0 0 968 763" draw:points="968,763 968,559 0,0 0,203">
                <text:p/>
              </draw:polygon>
              <draw:polygon draw:style-name="gr132" draw:text-style-name="P2" draw:layer="layout" svg:width="2.814cm" svg:height="1.83cm" svg:x="23.421cm" svg:y="11.269cm" svg:viewBox="0 0 2815 1831" draw:points="2815,203 2815,0 0,1627 0,1831">
                <text:p/>
              </draw:polygon>
              <draw:polygon draw:style-name="gr133" draw:text-style-name="P2" draw:layer="layout" svg:width="3.782cm" svg:height="2.389cm" svg:x="22.453cm" svg:y="10.71cm" svg:viewBox="0 0 3783 2390" draw:points="2815,0 0,1627 0,1831 968,2390 3783,763 3783,559">
                <text:p/>
              </draw:polygon>
              <draw:g>
                <draw:polygon draw:style-name="gr134" draw:text-style-name="P3" draw:layer="layout" svg:width="1.231cm" svg:height="0.711cm" svg:x="24.781cm" svg:y="10.848cm" svg:viewBox="0 0 1232 712" draw:points="1232,407 528,0 0,305 704,712">
                  <text:p/>
                </draw:polygon>
                <draw:line draw:style-name="gr135" draw:text-style-name="P2" draw:layer="layout" svg:x1="25.837cm" svg:y1="11.357cm" svg:x2="25.133cm" svg:y2="10.95cm">
                  <text:p/>
                </draw:line>
                <draw:line draw:style-name="gr136" draw:text-style-name="P2" draw:layer="layout" svg:x1="25.661cm" svg:y1="11.458cm" svg:x2="24.957cm" svg:y2="11.051cm">
                  <text:p/>
                </draw:line>
                <draw:line draw:style-name="gr137" draw:text-style-name="P2" draw:layer="layout" svg:x1="25.485cm" svg:y1="10.95cm" svg:x2="24.957cm" svg:y2="11.255cm">
                  <text:p/>
                </draw:line>
                <draw:line draw:style-name="gr138" draw:text-style-name="P2" draw:layer="layout" svg:x1="25.661cm" svg:y1="11.051cm" svg:x2="25.133cm" svg:y2="11.356cm">
                  <text:p/>
                </draw:line>
                <draw:line draw:style-name="gr139" draw:text-style-name="P2" draw:layer="layout" svg:x1="25.837cm" svg:y1="11.153cm" svg:x2="25.485cm" svg:y2="11.356cm">
                  <text:p/>
                </draw:line>
              </draw:g>
              <draw:g>
                <draw:polygon draw:style-name="gr140" draw:text-style-name="P3" draw:layer="layout" svg:width="2.55cm" svg:height="1.474cm" svg:x="22.72cm" svg:y="11.275cm" svg:viewBox="0 0 2551 1475" draw:points="2551,407 1847,0 0,1068 703,1475">
                  <text:p/>
                </draw:polygon>
                <draw:line draw:style-name="gr141" draw:text-style-name="P2" draw:layer="layout" svg:x1="25.095cm" svg:y1="11.58cm" svg:x2="23.247cm" svg:y2="12.648cm">
                  <text:p/>
                </draw:line>
                <draw:line draw:style-name="gr142" draw:text-style-name="P2" draw:layer="layout" svg:x1="24.919cm" svg:y1="11.479cm" svg:x2="23.071cm" svg:y2="12.547cm">
                  <text:p/>
                </draw:line>
                <draw:line draw:style-name="gr143" draw:text-style-name="P2" draw:layer="layout" svg:x1="24.743cm" svg:y1="11.377cm" svg:x2="22.895cm" svg:y2="12.445cm">
                  <text:p/>
                </draw:line>
                <draw:line draw:style-name="gr144" draw:text-style-name="P2" draw:layer="layout" svg:x1="23.072cm" svg:y1="12.344cm" svg:x2="22.896cm" svg:y2="12.242cm">
                  <text:p/>
                </draw:line>
                <draw:line draw:style-name="gr145" draw:text-style-name="P2" draw:layer="layout" svg:x1="23.248cm" svg:y1="12.242cm" svg:x2="23.072cm" svg:y2="12.14cm">
                  <text:p/>
                </draw:line>
                <draw:line draw:style-name="gr146" draw:text-style-name="P2" draw:layer="layout" svg:x1="23.424cm" svg:y1="12.14cm" svg:x2="23.248cm" svg:y2="12.038cm">
                  <text:p/>
                </draw:line>
                <draw:line draw:style-name="gr147" draw:text-style-name="P2" draw:layer="layout" svg:x1="23.336cm" svg:y1="12.394cm" svg:x2="23.16cm" svg:y2="12.292cm">
                  <text:p/>
                </draw:line>
                <draw:line draw:style-name="gr148" draw:text-style-name="P2" draw:layer="layout" svg:x1="23.511cm" svg:y1="12.293cm" svg:x2="23.335cm" svg:y2="12.191cm">
                  <text:p/>
                </draw:line>
                <draw:line draw:style-name="gr149" draw:text-style-name="P2" draw:layer="layout" svg:x1="23.687cm" svg:y1="12.191cm" svg:x2="23.511cm" svg:y2="12.089cm">
                  <text:p/>
                </draw:line>
                <draw:line draw:style-name="gr150" draw:text-style-name="P2" draw:layer="layout" svg:x1="23.599cm" svg:y1="12.038cm" svg:x2="23.423cm" svg:y2="11.936cm">
                  <text:p/>
                </draw:line>
                <draw:line draw:style-name="gr151" draw:text-style-name="P2" draw:layer="layout" svg:x1="23.863cm" svg:y1="12.089cm" svg:x2="23.687cm" svg:y2="11.987cm">
                  <text:p/>
                </draw:line>
                <draw:line draw:style-name="gr152" draw:text-style-name="P2" draw:layer="layout" svg:x1="23.775cm" svg:y1="11.937cm" svg:x2="23.599cm" svg:y2="11.835cm">
                  <text:p/>
                </draw:line>
                <draw:line draw:style-name="gr153" draw:text-style-name="P2" draw:layer="layout" svg:x1="23.951cm" svg:y1="11.835cm" svg:x2="23.775cm" svg:y2="11.733cm">
                  <text:p/>
                </draw:line>
                <draw:line draw:style-name="gr154" draw:text-style-name="P2" draw:layer="layout" svg:x1="24.127cm" svg:y1="11.733cm" svg:x2="23.951cm" svg:y2="11.631cm">
                  <text:p/>
                </draw:line>
                <draw:line draw:style-name="gr155" draw:text-style-name="P2" draw:layer="layout" svg:x1="24.039cm" svg:y1="11.988cm" svg:x2="23.863cm" svg:y2="11.886cm">
                  <text:p/>
                </draw:line>
                <draw:line draw:style-name="gr156" draw:text-style-name="P2" draw:layer="layout" svg:x1="24.215cm" svg:y1="11.886cm" svg:x2="24.039cm" svg:y2="11.784cm">
                  <text:p/>
                </draw:line>
                <draw:line draw:style-name="gr157" draw:text-style-name="P2" draw:layer="layout" svg:x1="24.391cm" svg:y1="11.784cm" svg:x2="24.215cm" svg:y2="11.682cm">
                  <text:p/>
                </draw:line>
                <draw:line draw:style-name="gr158" draw:text-style-name="P2" draw:layer="layout" svg:x1="24.303cm" svg:y1="11.632cm" svg:x2="24.127cm" svg:y2="11.53cm">
                  <text:p/>
                </draw:line>
                <draw:line draw:style-name="gr159" draw:text-style-name="P2" draw:layer="layout" svg:x1="24.567cm" svg:y1="11.682cm" svg:x2="24.391cm" svg:y2="11.58cm">
                  <text:p/>
                </draw:line>
                <draw:line draw:style-name="gr160" draw:text-style-name="P2" draw:layer="layout" svg:x1="24.479cm" svg:y1="11.53cm" svg:x2="24.303cm" svg:y2="11.428cm">
                  <text:p/>
                </draw:line>
                <draw:line draw:style-name="gr161" draw:text-style-name="P2" draw:layer="layout" svg:x1="24.655cm" svg:y1="11.428cm" svg:x2="24.479cm" svg:y2="11.326cm">
                  <text:p/>
                </draw:line>
                <draw:line draw:style-name="gr162" draw:text-style-name="P2" draw:layer="layout" svg:x1="24.743cm" svg:y1="11.581cm" svg:x2="24.567cm" svg:y2="11.479cm">
                  <text:p/>
                </draw:line>
                <draw:line draw:style-name="gr163" draw:text-style-name="P2" draw:layer="layout" svg:x1="23.599cm" svg:y1="12.445cm" svg:x2="23.423cm" svg:y2="12.343cm">
                  <text:p/>
                </draw:line>
                <draw:line draw:style-name="gr164" draw:text-style-name="P2" draw:layer="layout" svg:x1="23.775cm" svg:y1="12.344cm" svg:x2="23.599cm" svg:y2="12.242cm">
                  <text:p/>
                </draw:line>
                <draw:line draw:style-name="gr165" draw:text-style-name="P2" draw:layer="layout" svg:x1="23.951cm" svg:y1="12.242cm" svg:x2="23.775cm" svg:y2="12.14cm">
                  <text:p/>
                </draw:line>
                <draw:line draw:style-name="gr166" draw:text-style-name="P2" draw:layer="layout" svg:x1="24.039cm" svg:y1="12.394cm" svg:x2="23.863cm" svg:y2="12.292cm">
                  <text:p/>
                </draw:line>
                <draw:line draw:style-name="gr167" draw:text-style-name="P2" draw:layer="layout" svg:x1="24.215cm" svg:y1="12.293cm" svg:x2="24.039cm" svg:y2="12.191cm">
                  <text:p/>
                </draw:line>
                <draw:line draw:style-name="gr168" draw:text-style-name="P2" draw:layer="layout" svg:x1="24.127cm" svg:y1="12.14cm" svg:x2="23.951cm" svg:y2="12.038cm">
                  <text:p/>
                </draw:line>
                <draw:line draw:style-name="gr169" draw:text-style-name="P2" draw:layer="layout" svg:x1="24.303cm" svg:y1="12.038cm" svg:x2="24.127cm" svg:y2="11.936cm">
                  <text:p/>
                </draw:line>
                <draw:line draw:style-name="gr170" draw:text-style-name="P2" draw:layer="layout" svg:x1="24.479cm" svg:y1="11.937cm" svg:x2="24.303cm" svg:y2="11.835cm">
                  <text:p/>
                </draw:line>
                <draw:line draw:style-name="gr171" draw:text-style-name="P2" draw:layer="layout" svg:x1="24.655cm" svg:y1="11.835cm" svg:x2="24.479cm" svg:y2="11.733cm">
                  <text:p/>
                </draw:line>
                <draw:line draw:style-name="gr172" draw:text-style-name="P2" draw:layer="layout" svg:x1="24.919cm" svg:y1="11.886cm" svg:x2="24.743cm" svg:y2="11.784cm">
                  <text:p/>
                </draw:line>
                <draw:line draw:style-name="gr173" draw:text-style-name="P2" draw:layer="layout" svg:x1="24.831cm" svg:y1="11.733cm" svg:x2="24.655cm" svg:y2="11.631cm">
                  <text:p/>
                </draw:line>
                <draw:line draw:style-name="gr174" draw:text-style-name="P2" draw:layer="layout" svg:x1="25.095cm" svg:y1="11.784cm" svg:x2="24.919cm" svg:y2="11.682cm">
                  <text:p/>
                </draw:line>
                <draw:line draw:style-name="gr175" draw:text-style-name="P2" draw:layer="layout" svg:x1="23.687cm" svg:y1="12.598cm" svg:x2="23.511cm" svg:y2="12.496cm">
                  <text:p/>
                </draw:line>
                <draw:line draw:style-name="gr176" draw:text-style-name="P2" draw:layer="layout" svg:x1="23.863cm" svg:y1="12.496cm" svg:x2="23.687cm" svg:y2="12.394cm">
                  <text:p/>
                </draw:line>
              </draw:g>
            </draw:g>
          </draw:g>
        </draw:g>
        <draw:frame draw:style-name="gr10" draw:layer="layout" svg:width="4.8cm" svg:height="1.35cm" svg:x="21.6cm" svg:y="13.35cm">
          <draw:text-box>
            <text:p>192.168.1.104</text:p>
          </draw:text-box>
        </draw:frame>
        <draw:frame draw:style-name="gr10" draw:layer="layout" svg:width="4.8cm" svg:height="1.35cm" svg:x="15.7cm" svg:y="13.6cm">
          <draw:text-box>
            <text:p>192.168.1.103</text:p>
          </draw:text-box>
        </draw:frame>
        <draw:frame draw:style-name="gr10" draw:layer="layout" svg:width="4.8cm" svg:height="1.35cm" svg:x="9.6cm" svg:y="13.45cm">
          <draw:text-box>
            <text:p>192.168.1.102</text:p>
          </draw:text-box>
        </draw:frame>
        <draw:frame draw:style-name="gr177" draw:text-style-name="P4" draw:layer="layout" svg:width="2cm" svg:height="2.67cm" svg:x="18.6cm" svg:y="1.03cm">
          <draw:image xlink:href="Pictures/100002010000027E000003527CB4228F.png" xlink:type="simple" xlink:show="embed" xlink:actuate="onLoad">
            <text:p/>
          </draw:image>
        </draw:frame>
        <draw:frame draw:style-name="gr178" draw:layer="layout" svg:width="4.8cm" svg:height="1.1cm" svg:x="12.1cm" svg:y="2.7cm">
          <draw:text-box>
            <text:p>72.101.43.17</text:p>
          </draw:text-box>
        </draw:frame>
        <draw:frame draw:style-name="gr179" draw:text-style-name="P4" draw:layer="layout" svg:width="2cm" svg:height="0.87cm" svg:x="16.2cm" svg:y="2.5cm">
          <draw:image xlink:href="Pictures/10000DDC00001F7E00000DA280D6E821.svg" xlink:type="simple" xlink:show="embed" xlink:actuate="onLoad">
            <text:p/>
          </draw:image>
          <draw:image xlink:href="Pictures/100002010000013100000084C568D42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53:04.452533987</meta:creation-date>
    <dc:date>2016-04-17T15:29:28.175427979</dc:date>
    <meta:editing-duration>PT13M59S</meta:editing-duration>
    <meta:editing-cycles>6</meta:editing-cycles>
    <meta:generator>LibreOffice/4.2.8.2$Linux_X86_64 LibreOffice_project/420m0$Build-2</meta:generator>
    <meta:document-statistic meta:object-count="199"/>
  </office:meta>
</office:document-meta>
</file>